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3c184" officeooo:paragraph-rsid="0003c184"/>
    </style:style>
    <style:style style:name="P2" style:family="paragraph" style:parent-style-name="Text_20_body">
      <style:text-properties officeooo:rsid="0003c184" officeooo:paragraph-rsid="0003c184"/>
    </style:style>
    <style:style style:name="T1" style:family="text">
      <style:text-properties officeooo:rsid="0004ea10"/>
    </style:style>
    <style:style style:name="T2" style:family="text">
      <style:text-properties officeooo:rsid="000601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éunion</text:span> du 6 mars</text:p>
      <text:p text:style-name="P2"/>
      <text:p text:style-name="P2">Le site de RC n'est pas MVC, on garde la partie CSS qui n'est pas mal, on prend l partie admin de EC. On garde la partie jeuxvideo, rajouter du javascript, rajouter les commentaires, garder le système de recherche.</text:p>
      <text:p text:style-name="P2"/>
      <text:p text:style-name="P2">Projet archi basique, donc finir au plus tot. On peut tenter de le faire en deux mois. Il faut savoir ce qu'on a à faire en SQL. Il faudra faire une base.</text:p>
      <text:p text:style-name="P2"/>
      <text:p text:style-name="P2">Cyril : introduction et reengineering, conclusion </text:p>
      <text:p text:style-name="P2">Elisa : UML, Gantt</text:p>
      <text:p text:style-name="P2">Racel : cahier des charges</text:p>
      <text:p text:style-name="P2">Corentin : Jeux de 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3:35:18.229000000</meta:creation-date>
    <dc:date>2015-03-06T14:07:36.650000000</dc:date>
    <meta:editing-duration>PT16M27S</meta:editing-duration>
    <meta:editing-cycles>2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7" meta:word-count="95" meta:character-count="503" meta:non-whitespace-character-count="414"/>
  </office:meta>
</office:document-meta>
</file>